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D00000021CE4FD78F38330700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variable"/>
    <style:font-face style:name="Liberation Mono" svg:font-family="'Liberation Mono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5.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1.963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4.8cm"/>
    </style:style>
    <style:style style:name="P1" style:family="paragraph">
      <style:paragraph-properties fo:text-align="start"/>
      <style:text-properties fo:color="#800000" style:font-name="Palatino" fo:font-size="44pt" style:font-size-asian="44pt" style:font-size-complex="44pt"/>
    </style:style>
    <style:style style:name="P2" style:family="paragraph">
      <loext:graphic-properties draw:fill-color="#ffffff"/>
      <style:paragraph-properties fo:text-align="start"/>
      <style:text-properties fo:color="#800000" style:font-name="Palatino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color="#800000" style:font-name="Palatino" fo:font-size="44pt" style:font-size-asian="44pt" style:font-size-complex="44pt"/>
    </style:style>
    <style:style style:name="P5" style:family="paragraph">
      <loext:graphic-properties draw:fill-color="#ffffff"/>
      <style:text-properties fo:color="#800000" style:font-name="Palatin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Hack" fo:font-size="44pt" style:font-size-asian="44pt" style:font-size-complex="44pt"/>
    </style:style>
    <style:style style:name="P9" style:family="paragraph">
      <loext:graphic-properties draw:fill-color="#ffffff"/>
      <style:text-properties style:font-name="Hack" fo:font-size="44pt" style:font-size-asian="44pt" style:font-size-complex="44pt"/>
    </style:style>
    <style:style style:name="P10" style:family="paragraph">
      <style:text-properties fo:color="#800000" style:font-name="Palatino" fo:font-size="40pt" style:font-size-asian="40pt" style:font-size-complex="40pt"/>
    </style:style>
    <style:style style:name="P11" style:family="paragraph">
      <loext:graphic-properties draw:fill-color="#ffffff"/>
      <style:text-properties fo:color="#800000" style:font-name="Palatino" fo:font-size="40pt" style:font-size-asian="40pt" style:font-size-complex="40pt"/>
    </style:style>
    <style:style style:name="P12" style:family="paragraph">
      <style:text-properties fo:color="#800000" style:font-name="Palatino" fo:font-size="30pt" style:font-size-asian="30pt" style:font-size-complex="30pt"/>
    </style:style>
    <style:style style:name="P13" style:family="paragraph">
      <loext:graphic-properties draw:fill-color="#ffffff"/>
      <style:text-properties fo:color="#800000" style:font-name="Palatino" fo:font-size="30pt" style:font-size-asian="30pt" style:font-size-complex="30pt"/>
    </style:style>
    <style:style style:name="T1" style:family="text">
      <style:text-properties fo:color="#800000" style:font-name="Palatino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800000" style:font-name="Palatino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800000" style:font-name="Palatino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color="#800000" style:font-name="Palatino" fo:font-size="44pt" fo:font-weight="normal" style:font-size-asian="44pt" style:font-weight-asian="normal" style:font-size-complex="44pt" style:font-weight-complex="normal"/>
    </style:style>
    <style:style style:name="T6" style:family="text">
      <style:text-properties style:font-name="Hack" fo:font-size="44pt" style:font-size-asian="44pt" style:font-size-complex="44pt"/>
    </style:style>
    <style:style style:name="T7" style:family="text">
      <style:text-properties fo:color="#800000" style:font-name="Palatino" fo:font-size="40pt" style:font-size-asian="40pt" style:font-size-complex="40pt"/>
    </style:style>
    <style:style style:name="T8" style:family="text">
      <style:text-properties fo:color="#800000" style:font-name="Palatino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Hack"/>
    </style:style>
    <style:style style:name="T10" style:family="text">
      <style:text-properties style:font-name="Liberation Mono"/>
    </style:style>
    <style:style style:name="T11" style:family="text">
      <style:text-properties fo:color="#800000" style:font-name="Palatino" fo:font-size="30pt" style:font-size-asian="30pt" style:font-size-complex="30pt"/>
    </style:style>
    <style:style style:name="T12" style:family="text">
      <style:text-properties fo:color="#800000" style:font-name="Hack" fo:font-size="30pt" style:font-size-asian="30pt" style:font-size-complex="30pt"/>
    </style:style>
    <style:style style:name="T13" style:family="text">
      <style:text-properties fo:color="#800000" style:font-name="Palatino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2" draw:layer="layout" svg:width="25.199cm" svg:height="15.4cm" svg:x="1.4cm" svg:y="2.6cm" presentation:class="subtitle" presentation:user-transformed="true">
          <draw:text-box>
            <text:p text:style-name="P1"><text:span text:style-name="T1">Introducción a los</text:span></text:p>
            <text:p text:style-name="P1"><text:span text:style-name="T1">Sistemas Operativos</text:span></text:p>
            <text:p text:style-name="P1"><text:span text:style-name="T1"/></text:p>
            <text:p text:style-name="P1"><text:span text:style-name="T1"/></text:p>
            <text:p text:style-name="P1"><text:span text:style-name="T1">Práctica 1</text:span></text:p>
            <text:p text:style-name="P1"><text:span text:style-name="T1">Repa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Qué es una partició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>
          <draw:text-box>
            <text:p>¿Qué es una partición?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item>
                <text:p>División lógica de un disco físico</text:p>
              </text:list-item>
              <text:list-item>
                <text:p>Separación de datos</text:p>
              </text:list-item>
              <text:list-item>
                <text:p>Organización de la información</text:p>
              </text:list-item>
              <text:list-item>
                <text:p>¿Ventajas?</text:p>
              </text:list-item>
              <text:list-item>
                <text:p>¿Desventaja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Qué tipos de particiones h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>
          <draw:text-box>
            <text:p>¿Qué tipos de particiones hay?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item>
                <text:p>Primarias</text:p>
              </text:list-item>
              <text:list-item>
                <text:p>Extendidas</text:p>
              </text:list-item>
              <text:list-item>
                <text:p>Lógicas</text:p>
                <text:p/>
              </text:list-item>
              <text:list-item>
                <text:p>¿Cuántas se pueden tener?</text:p>
              </text:list-item>
              <text:list-item>
                <text:p>¿Cuáles tienen format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Cómo se denominan</text:span></text:p>
            <text:p text:style-name="P4"><text:span text:style-name="T1">los discos y particiones</text:span></text:p>
            <text:p text:style-name="P4"><text:span text:style-name="T1">en GNU/Linu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7" draw:layer="layout" svg:width="25.199cm" svg:height="1.963cm" svg:x="1.4cm" svg:y="0.437cm" presentation:class="title" presentation:user-transformed="true">
          <draw:text-box>
            <text:p text:style-name="P7"><text:span text:style-name="T2">¿Cómo se denominan los discos y particiones en GNU/Linux?</text:span>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item>
                <text:p>Discos: sda, sdb, sdc, sdd</text:p>
              </text:list-item>
              <text:list-item>
                <text:p>Particiones:</text:p>
                <text:list>
                  <text:list-item>
                    <text:p>sda1, sda2, sda3, sda4, sdb1, ...</text:p>
                  </text:list-item>
                  <text:list-item>
                    <text:p>sda5, sda6, ...</text:p>
                  </text:list-item>
                </text:list>
              </text:list-item>
              <text:list-item>
                <text:p>Según el FHS, ¿dónde se ubican los archivos que identifican los dispositiv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Cuántas particiones</text:span></text:p>
            <text:p><text:span text:style-name="T3">se </text:span><text:span text:style-name="T4">requieren</text:span><text:span text:style-name="T3"> tener como mínimo</text:span></text:p>
            <text:p><text:span text:style-name="T5">para instalar</text:span><text:span text:style-name="T3"> </text:span><text:span text:style-name="T1">GNU/Linu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5" draw:text-style-name="P9" draw:layer="layout" svg:width="25.199cm" svg:height="14.8cm" svg:x="1.4cm" svg:y="2.8cm" presentation:class="subtitle" presentation:user-transformed="true">
          <draw:text-box>
            <text:p text:style-name="P8"><text:span text:style-name="T6">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Cuántas particiones</text:span></text:p>
            <text:p><text:span text:style-name="T3">se </text:span><text:span text:style-name="T4">recomienda</text:span><text:span text:style-name="T3"> tener como mínimo</text:span></text:p>
            <text:p><text:span text:style-name="T5">para instalar</text:span><text:span text:style-name="T3"> </text:span><text:span text:style-name="T1">GNU/Linux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5" draw:text-style-name="P9" draw:layer="layout" svg:width="25.199cm" svg:height="14.8cm" svg:x="1.4cm" svg:y="2.8cm" presentation:class="subtitle" presentation:user-transformed="true">
          <draw:text-box>
            <text:p text:style-name="P8"><text:span text:style-name="T6">/</text:span></text:p>
            <text:p text:style-name="P8"><text:span text:style-name="T6">/sw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draw:frame presentation:style-name="pr1" draw:text-style-name="P11" draw:layer="layout" svg:width="25.199cm" svg:height="15.4cm" svg:x="1.4cm" svg:y="2.6cm" presentation:class="subtitle" presentation:user-transformed="true">
          <draw:text-box>
            <text:p text:style-name="P10"><text:span text:style-name="T7">Supongamos que queremos</text:span></text:p>
            <text:p text:style-name="P10"><text:span text:style-name="T7">instalar GNU/Linux para </text:span></text:p>
            <text:p text:style-name="P10"><text:span text:style-name="T7">un </text:span><text:span text:style-name="T8">servidor de base de datos</text:span><text:span text:style-name="T7">.</text:span></text:p>
            <text:p text:style-name="P10"><text:span text:style-name="T7"/></text:p>
            <text:p text:style-name="P10"><text:span text:style-name="T7">Este tipo de servidores generan </text:span></text:p>
            <text:p text:style-name="P10"><text:span text:style-name="T8">gran cantidad de datos variables</text:span><text:span text:style-name="T7">.</text:span></text:p>
            <text:p text:style-name="P10"><text:span text:style-name="T7"/></text:p>
            <text:p text:style-name="P10"><text:span text:style-name="T7">¿Cuántas particiones crearían?</text:span></text:p>
            <text:p text:style-name="P10"><text:span text:style-name="T7">¿Cuáles y por qué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draw:frame presentation:style-name="pr5" draw:text-style-name="P9" draw:layer="layout" svg:width="25.199cm" svg:height="14.8cm" svg:x="1.4cm" svg:y="2.8cm" presentation:class="subtitle" presentation:user-transformed="true">
          <draw:text-box>
            <text:p text:style-name="P8"><text:span text:style-name="T6">/</text:span></text:p>
            <text:p text:style-name="P8"><text:span text:style-name="T6">/swap</text:span></text:p>
            <text:p text:style-name="P8"><text:span text:style-name="T6">/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draw:frame presentation:style-name="pr1" draw:text-style-name="P5" draw:layer="layout" svg:width="25.199cm" svg:height="15.4cm" svg:x="1.4cm" svg:y="2.6cm" presentation:class="subtitle" presentation:user-transformed="true">
          <draw:text-box>
            <text:p text:style-name="P4"><text:span text:style-name="T1">¿Qué es la shel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>
          <draw:text-box>
            <text:p>¿Qué es la shell?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item>
                <text:p>Es un programa</text:p>
              </text:list-item>
              <text:list-item>
                <text:p>Interfaz entre el usuario y el Sistema Operativo</text:p>
              </text:list-item>
              <text:list-item>
                <text:p>Tiene comandos internos</text:p>
              </text:list-item>
              <text:list-item>
                <text:p>Invoca comandos externos (<text:span text:style-name="T9">$PATH</text:span>)</text:p>
              </text:list-item>
              <text:list-item>
                <text:p>Configurable por usuario</text:p>
                <text:list>
                  <text:list-item>
                    <text:p><text:span text:style-name="T10">/etc/passwd</text:span></text:p>
                  </text:list-item>
                  <text:list-item>
                    <text:p><text:span text:style-name="T9">ch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draw:frame presentation:style-name="pr1" draw:text-style-name="P13" draw:layer="layout" svg:width="25.199cm" svg:height="15.4cm" svg:x="1.4cm" svg:y="2.599cm" presentation:class="subtitle" presentation:user-transformed="true">
          <draw:text-box>
            <text:p text:style-name="P12"><text:span text:style-name="T11">Supongamos que queremos crear en el </text:span><text:span text:style-name="T12">/home</text:span><text:span text:style-name="T11"> </text:span></text:p>
            <text:p text:style-name="P12"><text:span text:style-name="T11">un directorio llamado </text:span><text:span text:style-name="T12">iso2016</text:span><text:span text:style-name="T11">,</text:span></text:p>
            <text:p text:style-name="P12"><text:span text:style-name="T11">y dentro de éste dos directorios más: </text:span><text:span text:style-name="T12">explicaciones</text:span><text:span text:style-name="T11"> y </text:span><text:span text:style-name="T12">practicas</text:span><text:span text:style-name="T11">.</text:span></text:p>
            <text:p text:style-name="P12"><text:span text:style-name="T11"/></text:p>
            <text:p text:style-name="P12"><text:span text:style-name="T11">Luego, queremos mover el contenido de</text:span></text:p>
            <text:p text:style-name="P12"><text:span text:style-name="T12">/tmp/info-iso/explicaciones</text:span><text:span text:style-name="T11"> a </text:span><text:span text:style-name="T12">/home/iso2016/explicaciones</text:span><text:span text:style-name="T11">,</text:span></text:p>
            <text:p text:style-name="P12"><text:span text:style-name="T11">y el de </text:span><text:span text:style-name="T12">/tmp/info-iso/practicas</text:span><text:span text:style-name="T11"> a </text:span><text:span text:style-name="T12">/home/iso2016/practicas</text:span><text:span text:style-name="T11">.</text:span></text:p>
            <text:p text:style-name="P12"><text:span text:style-name="T11"/></text:p>
            <text:p text:style-name="P12"><text:span text:style-name="T11">¿Qué </text:span><text:span text:style-name="T13">comandos</text:span><text:span text:style-name="T11"> debo ejecutar para hacer est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variable"/>
    <style:font-face style:name="Liberation Mono" svg:font-family="'Liberation Mono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alatino" fo:font-family="Palatino" style:font-family-generic="roman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.3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.2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Palatino" fo:font-family="Palatino" style:font-family-generic="roman" style:font-pitch="variable" fo:font-size="44pt" fo:font-style="italic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italic" style:font-weight-asian="normal" style:font-name-complex="Arial Unicode MS" style:font-family-complex="'Arial Unicode M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5" draw:layer="backgroundobjects" svg:width="28.167cm" svg:height="21.259cm" svg:x="-0.083cm" svg:y="0cm">
        <draw:image xlink:href="Pictures/10000000000002D00000021CE4FD78F383307001.jpg" xlink:type="simple" xlink:show="embed" xlink:actuate="onLoad">
          <text:p/>
        </draw:image>
      </draw:frame>
      <draw:frame presentation:style-name="Predeterminado-title" draw:layer="backgroundobjects" svg:width="25.199cm" svg:height="1.963cm" svg:x="1.4cm" svg:y="0.437cm" presentation:class="title" presentation:placeholder="true">
        <draw:text-box/>
      </draw:frame>
      <draw:frame presentation:style-name="Predeterminado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09:40:35.477403000</meta:creation-date>
    <dc:date>2016-08-26T11:40:07.497770000</dc:date>
    <meta:editing-duration>PT10M34S</meta:editing-duration>
    <meta:editing-cycles>2</meta:editing-cycles>
    <meta:generator>LibreOffice/5.1.0.3$MacOSX_X86_64 LibreOffice_project/5e3e00a007d9b3b6efb6797a8b8e57b51ab1f737</meta:generator>
    <meta:document-statistic meta:object-count="73"/>
  </office:meta>
</office:document-meta>
</file>